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544fb2b" officeooo:paragraph-rsid="0544fb2b" style:font-weight-asian="normal" style:font-weight-complex="normal"/>
    </style:style>
    <style:style style:name="P4" style:family="paragraph" style:parent-style-name="Text_20_body">
      <style:text-properties fo:font-weight="normal" officeooo:rsid="05455a01" officeooo:paragraph-rsid="05455a01" style:font-weight-asian="normal" style:font-weight-complex="normal"/>
    </style:style>
    <style:style style:name="P5" style:family="paragraph" style:parent-style-name="Text_20_body">
      <style:text-properties fo:font-weight="normal" officeooo:rsid="054ca8a9" officeooo:paragraph-rsid="054ca8a9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54ca8a9" officeooo:paragraph-rsid="054ca8a9" style:font-weight-asian="normal" style:font-weight-complex="normal"/>
    </style:style>
    <style:style style:name="P7" style:family="paragraph" style:parent-style-name="Text_20_body" style:list-style-name="L1">
      <style:text-properties fo:font-weight="normal" officeooo:rsid="05455a01" officeooo:paragraph-rsid="05455a01" style:font-weight-asian="normal" style:font-weight-complex="normal"/>
    </style:style>
    <style:style style:name="P8" style:family="paragraph" style:parent-style-name="Text_20_body" style:list-style-name="L1">
      <style:text-properties fo:font-weight="normal" officeooo:rsid="054680ea" officeooo:paragraph-rsid="054680ea" style:font-weight-asian="normal" style:font-weight-complex="normal"/>
    </style:style>
    <style:style style:name="P9" style:family="paragraph" style:parent-style-name="Text_20_body" style:list-style-name="L1">
      <style:text-properties fo:font-weight="normal" officeooo:rsid="0545add9" officeooo:paragraph-rsid="0545add9" style:font-weight-asian="normal" style:font-weight-complex="normal"/>
    </style:style>
    <style:style style:name="P10" style:family="paragraph" style:parent-style-name="Text_20_body">
      <style:text-properties fo:font-weight="normal" officeooo:rsid="0544fb2b" officeooo:paragraph-rsid="0551ce79" style:font-weight-asian="normal" style:font-weight-complex="normal"/>
    </style:style>
    <style:style style:name="P11" style:family="paragraph" style:parent-style-name="Heading_20_1">
      <style:text-properties officeooo:rsid="046a44d9" officeooo:paragraph-rsid="04ea5a4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544fb2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5455a01"/>
    </style:style>
    <style:style style:name="T5" style:family="text">
      <style:text-properties officeooo:rsid="0545add9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54b5a92"/>
    </style:style>
    <style:style style:name="T8" style:family="text">
      <style:text-properties officeooo:rsid="054e518e"/>
    </style:style>
    <style:style style:name="T9" style:family="text">
      <style:text-properties officeooo:rsid="0550197d"/>
    </style:style>
    <style:style style:name="T10" style:family="text">
      <style:text-properties officeooo:rsid="0551ce79"/>
    </style:style>
    <style:style style:name="T11" style:family="text">
      <style:text-properties officeooo:rsid="055727c6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1">מטלה – </text:span><text:span text:style-name="T2">ספריית התבניות התקנית (STL)</text:span></text:h>
      <text:p text:style-name="P3">כשחיברתי את המטלות לקורס, גיליתי שחיבור מטלות הוא דרך מעולה ללמוד נושא לעומק. </text:p>
      <text:p text:style-name="P10"><text:span text:style-name="T10">אני רוצה שגם אתם תיהנו מהחוויה המופלאה של חיבור מטלה.</text:span></text:p>
      <text:p text:style-name="P4"><text:span text:style-name="T3">המשימה שלכם</text:span>: לכתוב מטלה על ספריית התבניות התקנית (STL).</text:p>
      <text:p text:style-name="P4"><text:span text:style-name="T3">איך עושים את זה?</text:span>:</text:p>
      <text:p text:style-name="P4">1. חוזרים על החומר שלמדנו <text:span text:style-name="T11">בהרצאות (שבועות 10-11),</text:span> וקוראים עוד קצת ברשת על STL.</text:p>
      <text:p text:style-name="P4">2. לכל נושא שקוראים, חושבים איזה דברים מעניינים ושימושיים אפשר לעשות איתו.</text:p>
      <text:p text:style-name="P4">3. מנסים לחבר את הנושאים מסעיף 2 למטלה רחבה הדורשת שימוש בכמה נושאים בו-זמנית.</text:p>
      <text:p text:style-name="P4">4. מצמצמים את המטלה מסעיף 3 כך שתהיה ברמת-קושי סבירה, שאפשר לסיים בשבוע<text:span text:style-name="T7">יים</text:span>.</text:p>
      <text:p text:style-name="P4">5. פותחים מאגר חדש בגיטהאב ושמים בו את הקבצים הבאים (כמו במטלות הקודמות שקיבלתם):</text:p>
      <text:list xml:id="list2029089914" text:style-name="L1">
        <text:list-item>
          <text:p text:style-name="P7">readme.pdf – <text:span text:style-name="T5">הסבר המטלה </text:span>בעברית;</text:p>
        </text:list-item>
        <text:list-item>
          <text:p text:style-name="P7">Demo.cpp – תוכנית ראשית המדגימה את הדרישות;</text:p>
        </text:list-item>
        <text:list-item>
          <text:p text:style-name="P7">Test.cpp – בדיקות-יחידה בסיסיות לדוגמה;</text:p>
        </text:list-item>
        <text:list-item>
          <text:p text:style-name="P7">Makefile – קובץ ליצירת תוכנית ההדגמה (demo) ותוכנית הבדיקה (test).</text:p>
        </text:list-item>
        <text:list-item>
          <text:p text:style-name="P8">פתרון חלקי למטלה – על-מנת לוודא שהקבצים Demo.cpp, Test.cpp תקינים וללא שגיאות קימפול <text:span text:style-name="T6">(מניסיון, בפעם הראשונה שכותבים אותם, תמיד יש בהם שגיאות.. הדרך היחידה למצוא ולתקן את השגיאות היא לכתוב פתרון חלקי)</text:span>.</text:p>
        </text:list-item>
        <text:list-item>
          <text:p text:style-name="P9">קבצים נוספים לפי הצורך.</text:p>
        </text:list-item>
      </text:list>
      <text:p text:style-name="P5">התייחסו למטלה כמו משחק או חידה: היא צריכה <text:span text:style-name="T8">להיות </text:span>מצד אחד מאתגרת ומעניינת, ומצד שני פתירה <text:span text:style-name="T8">בזמן </text:span>סביר. <text:span text:style-name="T9">כיתבו את המטלה שהייתם רוצים לקבל בעצמכם. </text:span></text:p>
      <text:p text:style-name="P6">– <text:span text:style-name="T9">בהצלחה!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5-17T14:59:28.611662296</dc:date>
    <meta:editing-duration>P8DT9H2M39S</meta:editing-duration>
    <meta:editing-cycles>1243</meta:editing-cycles>
    <dc:creator>Erel Segal-Halevi</dc:creator>
    <meta:document-statistic meta:table-count="0" meta:image-count="0" meta:object-count="0" meta:page-count="1" meta:paragraph-count="20" meta:word-count="205" meta:character-count="1203" meta:non-whitespace-character-count="1015"/>
  </office:meta>
</office:document-meta>
</file>